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_20_Shobido_20_1" text:outline-level="1">Regles en lexique</text:h>
      <text:p text:style-name="Title_20_Shobido_20_3">Test de blocage : </text:p>
      <text:p text:style-name="Title_20_Shobido_20_4">On effectue un « test de blocage » : </text:p>
      <text:p text:style-name="Corpus_20_A">1. Quand un soldat « valide » est touché mais qu'il réussit son « jet de sauvegarde ».</text:p>
      <text:p text:style-name="Corpus_20_A">2. Pour chaque soldat « bloqué » au moment du déblocage.</text:p>
      <text:p text:style-name="Title_20_Shobido_20_4">On résout le « test de blocage » :</text:p>
      <text:p text:style-name="Corpus_20_A">En comparant la valeur de « commandement » d'un soldat avec le résultat d'un D10.</text:p>
      <text:p text:style-name="Corpus_20_A">Si le résultat du D10 est supérieur ou égal au « commandement » du soldat, le soldat est déclaré « valide ».</text:p>
      <text:p text:style-name="Corpus_20_A">Si le résultat du D10 est inférieur au « commandement » du soldat, le soldat est déclaré « bloqué ».</text:p>
      <text:p text:style-name="Title_20_Shobido_20_4">« Bloqué » :</text:p>
      <text:p text:style-name="Corpus_20_A">Désigne un état de prostration, qui empêche le soldat de continuer à agir. On signale l'état « bloqué » d'un soldat soit par un pion dédié à cet effet, soit en couchant le soldat sur le dos.</text:p>
      <text:p text:style-name="Corpus_20_A">Un soldat « bloqué » perd l'ordre qu'il possède et jusqu'à ce qu'il soit débloqué il ne peut plus en recevoir.</text:p>
      <text:p text:style-name="Corpus_20_A">Il ne peut effectuer aucune action d'aucune sorte et ne peut utliser aucune compétence ou aptitude excepté « Implacable », mais il effectue un « test de blocage » à la fin de chaque tour durant la phase de déblocage, jusqu'à ce que son état évolue.</text:p>
      <text:p text:style-name="Corpus_20_A">Un soldat bloqué pris pour cible par un tir bénéficie d'un « modificateur de camouflage » de -2 et de -3 s'il bénéficie de la compétence « camouflage ».</text:p>
      <text:p text:style-name="Corpus_20_A">Un soldat bloqué s'il est engagé en corps à corps est automatiquement débloqué et retrouve un état « valide » immédiatement, il combat néanmoins avec un malus de -2 à sa CC pour ce tour.</text:p>
      <text:p text:style-name="Title_20_Shobido_20_4">« Valide » :</text:p>
      <text:p text:style-name="Corpus_20_A">Désigne l'état normal d'un soldat, est « valide » tout soldat présent sur le champs de bataille qui n'est ni « bloqué », ni « au tapis ».</text:p>
      <text:p text:style-name="Corpus_20_A">Un soldat valide peut recevoir un ordre et effectuer les actions qui y sont associées avec les modificateurs qui y sont associés.</text:p>
      <text:p text:style-name="Corpus_20_A">Un soldat valide peut utiliser ses compétences et ses aptitudes.</text:p>
      <text:p text:style-name="Title_20_Shobido_20_5">Notes :</text:p>
      <text:p text:style-name="Title_20_Shobido_20_4">« Implacable » :</text:p>
      <text:p text:style-name="Corpus_20_A">Désigne une compétence.</text:p>
      <text:p text:style-name="Corpus_20_A">Certains soldats bénéficient de la compétence « implacable » qui leur permet de considérer le test de blocage comme un succès sans même avoir à lancer le dé.</text:p>
      <text:p text:style-name="Corpus_20_A">IMPORTANT : Un soldat « au tapis » n'est jamais concerné par un « jet de blocage », l'état « au tapis » étant plus grave que « bloqué ».</text:p>
      <text:p text:style-name="Corpus_20_A">NOTE : La valeur de « commandement » peut être modifiée par un personnage alent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parent-style-name="Standard" style:default-outline-level="1" style:list-style-name="" style:master-page-name="">
      <style:paragraph-properties fo:margin-top="0cm" fo:margin-bottom="0.199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24pt" fo:font-weight="bold"/>
    </style:style>
    <style:style style:name="Title_20_Shobido_20_3" style:display-name="Title Shobido 3" style:family="paragraph" style:parent-style-name="Standard" style:master-page-name="">
      <style:paragraph-properties fo:margin-top="0.499cm" fo:margin-bottom="0.199cm" fo:keep-together="always" style:page-number="auto" fo:break-before="auto" fo:break-after="auto" fo:keep-with-next="always"/>
      <style:text-properties fo:text-transform="uppercase" fo:font-size="14pt" fo:font-weight="bold"/>
    </style:style>
    <style:style style:name="Title_20_Shobido_20_4" style:display-name="Title Shobido 4" style:family="paragraph" style:parent-style-name="Standard" style:master-page-name="">
      <style:paragraph-properties fo:margin-top="0.4cm" fo:margin-bottom="0.101cm" fo:keep-together="always" style:page-number="auto" fo:keep-with-next="always"/>
      <style:text-properties fo:font-weight="bold" style:font-weight-asian="bold" style:font-weight-complex="bold"/>
    </style:style>
    <style:style style:name="Corpus_20_A" style:display-name="Corpus A" style:family="paragraph" style:parent-style-name="Text_20_body" style:master-page-name="">
      <style:paragraph-properties fo:margin-left="0cm" fo:margin-right="0cm" fo:margin-top="0.101cm" fo:margin-bottom="0.199cm" fo:keep-together="always" fo:text-indent="0cm" style:auto-text-indent="false" style:page-number="auto" fo:background-color="transparent">
        <style:tab-stops/>
        <style:background-image/>
      </style:paragraph-properties>
    </style:style>
    <style:style style:name="Title_20_Shobido_20_5" style:display-name="Title Shobido 5" style:family="paragraph" style:parent-style-name="Title_20_Shobido_20_4" style:master-page-name="">
      <style:paragraph-properties style:page-number="auto"/>
      <style:text-properties fo:text-transform="uppercase" fo:font-style="italic" style:text-underline-style="solid" style:text-underline-width="auto" style:text-underline-color="font-color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32S</meta:editing-duration>
    <meta:editing-cycles>4</meta:editing-cycles>
    <meta:generator>OpenOffice.org/3.1$Win32 OpenOffice.org_project/310m11$Build-9399</meta:generator>
    <dc:date>2009-06-04T00:22:31.85</dc:date>
    <meta:document-statistic meta:table-count="0" meta:image-count="0" meta:object-count="0" meta:page-count="1" meta:paragraph-count="25" meta:word-count="429" meta:character-count="2199"/>
    <meta:user-defined meta:name="Info 1"/>
    <meta:user-defined meta:name="Info 2"/>
    <meta:user-defined meta:name="Info 3"/>
    <meta:user-defined meta:name="Info 4"/>
  </office:meta>
</office:document-meta>
</file>